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166666666666667in"/>
    </style:style>
    <style:style style:name="co3" style:family="table-column">
      <style:table-column-properties fo:break-before="auto" style:column-width="2.7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alendar Year</text:p>
          </table:table-cell>
          <table:table-cell table:style-name="ce21" office:value-type="string">
            <text:p>Number of Traffic Cit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2" office:value-type="float" office:value="4040">
            <text:p>4,04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2" office:value-type="float" office:value="4275">
            <text:p>4,27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2" office:value-type="float" office:value="3547">
            <text:p>3,54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2" office:value-type="float" office:value="3129">
            <text:p>3,12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2" office:value-type="float" office:value="3446">
            <text:p>3,44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2" office:value-type="float" office:value="3465">
            <text:p>3,46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2" office:value-type="float" office:value="3253">
            <text:p>3,25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2" office:value-type="float" office:value="3561">
            <text:p>3,56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2" office:value-type="float" office:value="4665">
            <text:p>4,66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2" office:value-type="float" office:value="3524">
            <text:p>3,52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2" office:value-type="float" office:value="3775">
            <text:p>3,77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2" office:value-type="float" office:value="2702">
            <text:p>2,70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2" office:value-type="float" office:value="2522">
            <text:p>2,522</text:p>
          </table:table-cell>
        </table:table-row>
        <table:table-row table:style-name="ro2">
          <table:table-cell table:style-name="ce21" office:value-type="float" office:value="2014">
            <text:p>2014</text:p>
          </table:table-cell>
          <table:table-cell table:style-name="ce22" office:value-type="float" office:value="2090">
            <text:p>2,0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